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12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Aplicación de técnicas de soporte técnico en el uso de aplicaciones ofimáticas. Elaboración de guías rápidas y manuales de usuario. Asistencia presencial y remota al usuario. Identificación y resolución de incidencias habituales en aplicaciones ofimáticas. Respeto a licencias y políticas de uso del software. Escenario integrador final de soporte completo al entorno ofimático de una empresa ficticia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2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3.er trimestre – semanas 37-38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9 – Aplica técnicas de soporte en el uso de aplicaciones, identificando y resolviendo incidencia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elaborado guías rápidas de uso.</text:span></text:p>
              </text:list-item>
              <text:list-item>
                <text:p text:style-name="P1"><text:span text:style-name="T3">b) Se han elaborado manuales de uso de aplicaciones.</text:span></text:p>
              </text:list-item>
              <text:list-item>
                <text:p text:style-name="P1"><text:span text:style-name="T3">c) Se han identificado incidencias en el uso de aplicaciones.</text:span></text:p>
              </text:list-item>
              <text:list-item>
                <text:p text:style-name="P1"><text:span text:style-name="T3">d) Se han resuelto incidencias en el uso de aplicaciones.</text:span></text:p>
              </text:list-item>
              <text:list-item>
                <text:p text:style-name="P1"><text:span text:style-name="T3">e) Se ha prestado asistencia técnica al usuario.</text:span></text:p>
              </text:list-item>
              <text:list-item>
                <text:p text:style-name="P1"><text:span text:style-name="T3">f) Se han respetado las condiciones de uso y las licencias de las aplicacione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El técnico de soporte ofimático: perfil profesional, funciones y responsabilidades.</text:span></text:p>
              </text:list-item>
              <text:list-item>
                <text:p text:style-name="P1"><text:span text:style-name="T3">2. Tipos de soporte: presencial, remoto y autoservicio (FAQ, base de conocimiento).</text:span></text:p>
              </text:list-item>
              <text:list-item>
                <text:p text:style-name="P1"><text:span text:style-name="T3">3. Guías rápidas de usuario: estructura, redacción, capturas de pantalla y formato.</text:span></text:p>
              </text:list-item>
              <text:list-item>
                <text:p text:style-name="P1"><text:span text:style-name="T3">4. Manuales de usuario: diferencias con la guía rápida, índice, glosario y ejemplos.</text:span></text:p>
              </text:list-item>
              <text:list-item>
                <text:p text:style-name="P1"><text:span text:style-name="T3">5. Herramientas de asistencia remota: Quick Assist, TeamViewer, AnyDesk.</text:span></text:p>
              </text:list-item>
              <text:list-item>
                <text:p text:style-name="P1"><text:span text:style-name="T3">6. Registro y gestión de incidencias: ticket, prioridad, escalado y cierre.</text:span></text:p>
              </text:list-item>
              <text:list-item>
                <text:p text:style-name="P1"><text:span text:style-name="T3">7. Incidencias habituales en ofimática: archivo corrupto, macro deshabilitada, fuente ausente, activación de licencia.</text:span></text:p>
              </text:list-item>
              <text:list-item>
                <text:p text:style-name="P1"><text:span text:style-name="T3">8. Políticas de uso de software: licencias en entornos corporativos, auditoría de software.</text:span></text:p>
              </text:list-item>
              <text:list-item>
                <text:p text:style-name="P1"><text:span text:style-name="T3">9. Escenario integrador: rol playing de soporte a usuario con incidencias en el entorno ofimático completo.</text:span></text:p>
              </text:list-item>
              <text:list-item>
                <text:p text:style-name="P1"><text:span text:style-name="T3">10. Evaluación final del módulo: revisión global de los RA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Herramientas de acceso remoto: Quick Assist (Windows) y AnyDesk.</text:span></text:p>
              </text:list-item>
              <text:list-item>
                <text:p text:style-name="P1"><text:span text:style-name="T3">Sistema de tickets simulado (hoja de cálculo o Trello).</text:span></text:p>
              </text:list-item>
              <text:list-item>
                <text:p text:style-name="P1"><text:span text:style-name="T3">Casos de incidencias reales documentad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role playing — usuario llama con problema en Excel.</text:span></text:p>
              </text:list-item>
              <text:list-item>
                <text:p text:style-name="P1"><text:span text:style-name="T3">2. Exposición teórica: técnicas de soporte, guías y manuales.</text:span></text:p>
              </text:list-item>
              <text:list-item>
                <text:p text:style-name="P1"><text:span text:style-name="T3">3. Demostración guiada: asistencia remota con Quick Assist y registro de ticket.</text:span></text:p>
              </text:list-item>
              <text:list-item>
                <text:p text:style-name="P1"><text:span text:style-name="T3">4. Práctica autónoma: elaboración de guía rápida + manual + resolución de escenarios.</text:span></text:p>
              </text:list-item>
              <text:list-item>
                <text:p text:style-name="P1"><text:span text:style-name="T3">5. Escenario integrador: soporte completo al entorno ofimático de empresa ficticia.</text:span></text:p>
              </text:list-item>
              <text:list-item>
                <text:p text:style-name="P1"><text:span text:style-name="T3">6. Evaluación de la unidad y evaluación final del módulo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guía rápida + resolución de escenarios de soporte (55 %).</text:span></text:p>
            <text:p text:style-name="P3"><text:span text:style-name="T2">· Manual de usuario de una aplicación ofimática a elección (35 %).</text:span></text:p>
            <text:p text:style-name="P3"><text:span text:style-name="T2">· Observación directa / actitud (10 %).</text:span></text:p>
            <text:p text:style-name="P3"><text:span text:style-name="T2">Mínimo: guía rápida funcional y resolución correcta de al menos 3 escenarios de incidencia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Casos de incidencia simplificados con pistas de resolución para alumnado con dificultades.</text:span></text:p>
              </text:list-item>
              <text:list-item>
                <text:p text:style-name="P1"><text:span text:style-name="T3">Ampliación: creación de una base de conocimiento (wiki) de incidencias del módulo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7.116000000</meta:creation-date>
    <dc:date>2026-04-23T07:49:47.116000000</dc:date>
    <meta:document-statistic meta:table-count="1" meta:image-count="0" meta:object-count="0" meta:page-count="1" meta:paragraph-count="91" meta:word-count="757" meta:character-count="4912" meta:non-whitespace-character-count="4287"/>
    <meta:generator>LibreOffice/24.2.7.2$Linux_X86_64 LibreOffice_project/420$Build-2</meta:generator>
  </office:meta>
</office:document-meta>
</file>